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8.803cm" svg:y1="14.255cm" svg:x2="10.295cm" svg:y2="15.329cm">
            <text:p/>
          </draw:line>
          <draw:line draw:style-name="gr1" draw:text-style-name="P1" draw:layer="layout" svg:x1="10.295cm" svg:y1="15.326cm" svg:x2="12.213cm" svg:y2="15.422cm">
            <text:p/>
          </draw:line>
          <draw:line draw:style-name="gr2" draw:text-style-name="P1" draw:layer="layout" svg:x1="11.368cm" svg:y1="14.43cm" svg:x2="10.294cm" svg:y2="15.32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2:37.480071607</meta:creation-date>
    <dc:date>2018-02-09T16:22:59.596993375</dc:date>
    <meta:editing-duration>PT22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